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F000001F8DDEF5470.jpg" manifest:media-type="image/jpeg"/>
  <manifest:file-entry manifest:full-path="Pictures/TablePreview9.svm" manifest:media-type=""/>
  <manifest:file-entry manifest:full-path="Pictures/10000001000004630000031AA7BBF951.png" manifest:media-type="image/png"/>
  <manifest:file-entry manifest:full-path="Pictures/TablePreview10.svm" manifest:media-type=""/>
  <manifest:file-entry manifest:full-path="Pictures/10000001000004630000031A46B76345.png" manifest:media-type="image/png"/>
  <manifest:file-entry manifest:full-path="Pictures/TablePreview5.svm" manifest:media-type=""/>
  <manifest:file-entry manifest:full-path="Pictures/10000001000004630000031AB8799BE8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10000001000004630000031AC357E87F.png" manifest:media-type="image/png"/>
  <manifest:file-entry manifest:full-path="Pictures/10000001000004630000031A3F1D5C9B.png" manifest:media-type="image/png"/>
  <manifest:file-entry manifest:full-path="Pictures/TablePreview8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4.77cm" loext:decorative="false"/>
      <style:paragraph-properties style:writing-mode="lr-tb"/>
    </style:style>
    <style:style style:name="pr8" style:family="presentation" style:parent-style-name="Blue_5f_Curve1-outline1">
      <style:graphic-properties draw:textarea-vertical-align="top" fo:min-height="4.77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5" style:family="presentation" style:parent-style-name="Blue_5f_Curve1-outline1">
      <style:graphic-properties draw:textarea-vertical-align="middle" fo:min-height="4.77cm" loext:decorative="false"/>
      <style:paragraph-properties style:writing-mode="lr-tb"/>
    </style:style>
    <style:style style:name="pr16" style:family="presentation" style:parent-style-name="Blue_5f_Curve1-outline1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8.371cm" style:use-optimal-column-width="false"/>
    </style:style>
    <style:style style:name="co2" style:family="table-column">
      <style:table-column-properties style:column-width="12.687cm" style:use-optimal-column-width="false"/>
    </style:style>
    <style:style style:name="ro1" style:family="table-row">
      <style:table-row-properties style:row-height="2.25cm" style:use-optimal-row-height="false"/>
    </style:style>
    <style:style style:name="ro2" style:family="table-row">
      <style:table-row-properties style:row-height="2.388cm" style:use-optimal-row-height="false"/>
    </style:style>
    <style:style style:name="ro3" style:family="table-row">
      <style:table-row-properties style:row-height="2.389cm" style:use-optimal-row-height="false"/>
    </style:style>
    <style:style style:name="ro4" style:family="table-row">
      <style:table-row-properties style:row-height="2.638cm" style:use-optimal-row-height="false"/>
    </style:style>
    <style:style style:name="ro5" style:family="table-row">
      <style:table-row-properties style:row-height="2.639cm" style:use-optimal-row-height="false"/>
    </style:style>
    <style:style style:name="ro6" style:family="table-row">
      <style:table-row-properties style:row-height="4.5cm" style:use-optimal-row-height="false"/>
    </style:style>
    <style:style style:name="ro7" style:family="table-row">
      <style:table-row-properties style:row-height="4.777cm" style:use-optimal-row-height="false"/>
    </style:style>
    <style:style style:name="ro8" style:family="table-row">
      <style:table-row-properties style:row-height="0.968cm" style:use-optimal-row-height="false"/>
    </style:style>
    <style:style style:name="ro9" style:family="table-row">
      <style:table-row-properties style:row-height="3.604cm" style:use-optimal-row-height="false"/>
    </style:style>
    <style:style style:name="ro10" style:family="table-row">
      <style:table-row-properties style:row-height="1.947cm" style:use-optimal-row-height="false"/>
    </style:style>
    <style:style style:name="ro11" style:family="table-row">
      <style:table-row-properties style:row-height="3.682cm" style:use-optimal-row-height="false"/>
    </style:style>
    <style:style style:name="ro12" style:family="table-row">
      <style:table-row-properties style:row-height="0.995cm" style:use-optimal-row-height="false"/>
    </style:style>
    <style:style style:name="ro13" style:family="table-row">
      <style:table-row-properties style:row-height="4.375cm" style:use-optimal-row-height="false"/>
    </style:style>
    <style:style style:name="ro14" style:family="table-row">
      <style:table-row-properties style:row-height="0.962cm" style:use-optimal-row-height="false"/>
    </style:style>
    <style:style style:name="ro15" style:family="table-row">
      <style:table-row-properties style:row-height="8.012cm" style:use-optimal-row-height="false"/>
    </style:style>
    <style:style style:name="ce1" style:family="table-cell">
      <style:text-properties fo:color="#000000" loext:opacity="100%" fo:font-size="16pt" style:font-size-asian="16pt" style:font-size-complex="16pt"/>
    </style:style>
    <style:style style:name="ce2" style:family="table-cell">
      <style:text-properties fo:color="#000000" loext:opacity="100%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loext:graphic-properties draw:textarea-vertical-align="middle"/>
      <style:paragraph-properties fo:text-align="center"/>
      <style:text-properties fo:color="#000000" loext:opacity="100%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74cm" fo:margin-bottom="0cm" fo:text-align="center" fo:text-indent="0cm"/>
    </style:style>
    <style:style style:name="P12" style:family="paragraph">
      <style:paragraph-properties fo:text-align="center"/>
      <style:text-properties fo:font-size="25pt" style:font-size-asian="25pt" style:font-size-complex="25pt"/>
    </style:style>
    <style:style style:name="P13" style:family="paragraph">
      <style:text-properties fo:color="#000000" loext:opacity="100%" fo:font-size="16pt" style:font-size-asian="16pt" style:font-size-complex="16pt"/>
    </style:style>
    <style:style style:name="P14" style:family="paragraph">
      <style:text-properties fo:color="#000000" loext:opacity="100%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color="#000000" loext:opacity="100%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font-weight="bold" fo:background-color="#ffffff" style:font-weight-asian="bold" style:font-weight-complex="bold"/>
    </style:style>
    <style:style style:name="P19" style:family="paragraph">
      <style:paragraph-properties fo:text-align="center"/>
      <style:text-properties fo:color="#000000" loext:opacity="100%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loext:opacity="100%" fo:font-size="25pt" style:font-size-asian="25pt" style:font-size-complex="25pt"/>
    </style:style>
    <style:style style:name="T6" style:family="text">
      <style:text-properties fo:color="#000000" loext:opacity="100%" fo:font-size="16pt" style:font-size-asian="16pt" style:font-size-complex="16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18pt" style:font-size-asian="18pt" style:font-size-complex="18pt"/>
    </style:style>
    <style:style style:name="T9" style:family="text">
      <style:text-properties fo:font-weight="bold" fo:background-color="#ffffff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3cm" svg:y="4.5cm" presentation:class="title" presentation:user-transformed="true">
          <draw:text-box>
            <text:p>Тема вторая</text:p>
          </draw:text-box>
        </draw:frame>
        <draw:frame presentation:style-name="pr2" draw:text-style-name="P1" draw:layer="layout" svg:width="26cm" svg:height="4.5cm" svg:x="1cm" svg:y="8cm" presentation:class="outline">
          <draw:text-box>
            <text:list text:style-name="L2">
              <text:list-header>
                <text:p><text:span text:style-name="T1">Гомеостаз и </text:span><text:span text:style-name="T1">мотивация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Введение</text:p>
          </draw:text-box>
        </draw:frame>
        <draw:frame presentation:style-name="pr5" draw:text-style-name="P4" draw:layer="layout" svg:width="26cm" svg:height="10cm" svg:x="0.5cm" svg:y="3cm" presentation:class="outline" presentation:user-transformed="true">
          <draw:text-box>
            <text:list text:style-name="L3">
              <text:list-header>
                <text:p text:style-name="P3"><text:span text:style-name="T2">Если в первой теме мы </text:span><text:span text:style-name="T2">расширили понятие </text:span><text:span text:style-name="T2">гомеостаза, включив в него </text:span><text:span text:style-name="T2">психические процессы, то </text:span><text:span text:style-name="T2">теперь сделаем следующий </text:span><text:span text:style-name="T2">шаг. Распространим этот </text:span><text:span text:style-name="T2">принцип на всю </text:span><text:span text:style-name="T2">внутреннюю среду </text:span><text:span text:style-name="T2">организма, что позволит </text:span><text:span text:style-name="T2">смоделировать его как </text:span><text:span text:style-name="T2">систему взаимосвязанных </text:span><text:span text:style-name="T2">параметров, где каждое из </text:span><text:span text:style-name="T2">значений (например, </text:span><text:span text:style-name="T2">уровень глюкозы, </text:span><text:span text:style-name="T2">эмоциональный фон, </text:span><text:span text:style-name="T2">чувство комфорта, </text:span><text:span text:style-name="T2">потребность в любви) в </text:span><text:span text:style-name="T2">каждый момент времени </text:span><text:span text:style-name="T2">находится либо в </text:span><text:span text:style-name="T2">идеальной точке, либо </text:span><text:span text:style-name="T2">отклонено от неё в </text:span><text:span text:style-name="T2">пределах допустимой </text:span><text:span text:style-name="T2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4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7" draw:text-style-name="P6" draw:layer="layout" svg:width="26cm" svg:height="4.769cm" svg:x="1cm" svg:y="3cm" presentation:class="outline">
          <draw:text-box>
            <text:list text:style-name="L3">
              <text:list-header>
                <text:p text:style-name="P5"><text:span text:style-name="T3">Норма — это индивидуальный </text:span><text:span text:style-name="T3">диапазон показателя, </text:span><text:span text:style-name="T3">варьирующийся для разных </text:span><text:span text:style-name="T3">людей (пол, возраст, образ </text:span><text:span text:style-name="T3">жизни). Ключевой принцип в том, </text:span><text:span text:style-name="T3">что организм не просто </text:span><text:span text:style-name="T3">существует в рамках нормы — он </text:span><text:span text:style-name="T3">сам её определяет. Более того, он </text:span><text:span text:style-name="T3">способен сознательно и </text:span><text:span text:style-name="T3">бессознательно менять эту норму </text:span><text:span text:style-name="T3">как под влиянием внешних </text:span><text:span text:style-name="T3">факторов, так и руководствуясь </text:span><text:span text:style-name="T3">внутренними убеждениями.</text:span></text:p>
              </text:list-header>
            </text:list>
          </draw:text-box>
        </draw:frame>
        <draw:frame presentation:style-name="pr8" draw:text-style-name="P6" draw:layer="layout" svg:width="26cm" svg:height="4.769cm" svg:x="1cm" svg:y="8.223cm" presentation:class="outline" presentation:user-transformed="true">
          <draw:text-box>
            <text:list text:style-name="L3">
              <text:list-header>
                <text:p text:style-name="P3"><text:span text:style-name="T3">Пока показатель в норме, </text:span><text:span text:style-name="T3">организм бездействует. Выход за </text:span><text:span text:style-name="T3">её пределы, пересмотр нормы и </text:span><text:span text:style-name="T3">даже сам страх такого выхода </text:span><text:span text:style-name="T3">побуждают организм к действию, </text:span><text:span text:style-name="T3">направленному на её </text:span><text:span text:style-name="T3">восстановление. Это и есть </text:span><text:span text:style-name="T3">мотиваци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3">
              <text:list-header>
                <text:p text:style-name="P5"><text:span text:style-name="T1">Таким образом, </text:span><text:span text:style-name="T1">гомеостаз — это не </text:span><text:span text:style-name="T1">способность </text:span><text:span text:style-name="T1">организма </text:span><text:span text:style-name="T1">поддерживать </text:span><text:span text:style-name="T1">постоянное </text:span><text:span text:style-name="T1">равновесие, а </text:span><text:span text:style-name="T1">способность </text:span><text:span text:style-name="T1">организма удерживать </text:span><text:span text:style-name="T1">свои параметры в </text:span><text:span text:style-name="T1">рамках своей </text:span><text:span text:style-name="T1">индивидуальной </text:span><text:span text:style-name="T1">нормы. </text:span></text:p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Модель гомеостаза </text:p>
          </draw:text-box>
        </draw:frame>
        <draw:frame draw:style-name="gr2" draw:text-style-name="P7" draw:layer="layout" svg:width="25.572cm" svg:height="18.08cm" svg:x="1.428cm" svg:y="2.4cm" presentation:class="graphic" presentation:user-transformed="true">
          <draw:image xlink:href="Pictures/10000001000004630000031AA7BBF9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ы</text:p>
          </draw:text-box>
        </draw:frame>
        <draw:frame presentation:style-name="pr12" draw:text-style-name="P9" draw:layer="layout" svg:width="26cm" svg:height="10cm" svg:x="1cm" svg:y="3cm">
          <draw:text-box>
            <text:p text:style-name="P8"><text:span text:style-name="T4">Для лучшего понимания примеры оформлены в виде таблицы. В верхней ячейке описывается ситуация, а в нижней — слова или мысли героя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10">Пример 1: Наполненность мочевого пузыря</text:p>
          </draw:text-box>
        </draw:frame>
        <draw:frame presentation:style-name="pr10" draw:text-style-name="P12" draw:layer="layout" svg:width="26cm" svg:height="10cm" svg:x="1cm" svg:y="3cm" presentation:class="outline">
          <draw:text-box>
            <text:p text:style-name="P11"><text:span text:style-name="T5">Парень, возрастом 20 лет </text:span><text:span text:style-name="T5">играет в доту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 1: Наполненность мочевого пузыря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><text:span text:style-name="T6">Наполненность 0%.</text:span></text:p>
                <text:p><text:span text:style-name="T6">Кричит в микрофон. </text:span></text:p>
              </table:table-cell>
            </table:table-row>
            <table:table-row table:style-name="ro1">
              <table:table-cell table:style-name="ce1">
                <text:p text:style-name="P13"><text:span text:style-name="T6">Я стою на миду. Урса иди в лес формись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bg-none">
                <text:p><text:span text:style-name="T7">Наполненность 50%.</text:span></text:p>
                <text:p><text:span text:style-name="T6">Кричит в микрофон</text:span></text:p>
              </table:table-cell>
            </table:table-row>
            <table:table-row table:style-name="ro3">
              <table:table-cell table:style-name="ce2">
                <text:p text:style-name="P14"><text:span text:style-name="T7">Сноси башни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7" draw:layer="layout" svg:width="6.745cm" svg:height="4.769cm" svg:x="10.603cm" svg:y="8.222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5.276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bg-none">
                <text:p><text:span text:style-name="T7">Наполненность 75%.</text:span></text:p>
                <text:p><text:span text:style-name="T7">первые мысли</text:span></text:p>
              </table:table-cell>
            </table:table-row>
            <table:table-row table:style-name="ro5">
              <table:table-cell table:style-name="ce2">
                <text:p text:style-name="P14"><text:span text:style-name="T7">Сейчас доиграю и побегу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0">Пример 1: Наполненность мочевого пузыря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 text:style-name="P14"><text:span text:style-name="T7">Наполненность 100%. Бросает игру бежит в туалет.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 presentation:user-transformed="true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7">
              <table:table-cell table:style-name="ce3">
                <text:p text:style-name="P15"><text:span text:style-name="T8">Наполненность 75%.</text:span></text:p>
                <text:p text:style-name="P15"><text:span text:style-name="T8">Заканчивает и возвращается к игре, нет обязательства все делать на 100%. Он в рамках нормы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7" draw:layer="layout" svg:width="8.371cm" svg:height="4.769cm" svg:x="9.791cm" svg:y="8.223cm" presentation:class="outline" presentation:placeholder="true">
          <draw:text-box/>
        </draw:frame>
        <draw:frame presentation:style-name="pr7" draw:layer="layout" svg:width="8.371cm" svg:height="4.769cm" svg:x="18.581cm" svg:y="8.22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Пример 2: Любовь </text:p>
          </draw:text-box>
        </draw:frame>
        <draw:frame presentation:style-name="pr10" draw:text-style-name="P16" draw:layer="layout" svg:width="26cm" svg:height="10cm" svg:x="1cm" svg:y="3cm" presentation:class="outline">
          <draw:text-box>
            <text:list text:style-name="L3">
              <text:list-header>
                <text:p text:style-name="P10"><text:span text:style-name="T7">Девушка ищет парн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4">
        <office:forms form:automatic-focus="false" form:apply-design-mode="false"/>
        <draw:frame presentation:style-name="pr13" draw:text-style-name="P10" draw:layer="layout" svg:width="26cm" svg:height="1.328cm" svg:x="1cm" svg:y="0.5cm" presentation:class="title">
          <draw:text-box>
            <text:p text:style-name="P10">Пример 2: Любовь 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571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 text:style-name="P14"><text:span text:style-name="T7">20 лет, рассуждает</text:span></text:p>
              </table:table-cell>
            </table:table-row>
            <table:table-row table:style-name="ro9">
              <table:table-cell table:style-name="ce2">
                <text:p text:style-name="P14"><text:span text:style-name="T7">Он конечно умный и накаченный, но нигде не работает. Поищу еще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5.628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0">
              <table:table-cell table:style-name="ce2">
                <text:p text:style-name="P14"><text:span text:style-name="T7">30 лет, рассуждает</text:span></text:p>
              </table:table-cell>
            </table:table-row>
            <table:table-row table:style-name="ro11">
              <table:table-cell table:style-name="ce2">
                <text:p text:style-name="P14"><text:span text:style-name="T7">Он классный и умный, но толстый и без денег. Поищу еще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7" draw:layer="layout" svg:width="6.745cm" svg:height="4.769cm" svg:x="10.603cm" svg:y="8.222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5.369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2">
              <table:table-cell table:style-name="bg-none">
                <text:p><text:span text:style-name="T7">30 лет, рассуждает</text:span></text:p>
              </table:table-cell>
            </table:table-row>
            <table:table-row table:style-name="ro13">
              <table:table-cell table:style-name="ce2">
                <text:p text:style-name="P14"><text:span text:style-name="T7">Да пахнет, да толстый, но он <text:s/>мужчина! Я согласна!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1T1">
        <office:forms form:automatic-focus="false" form:apply-design-mode="false"/>
        <draw:frame presentation:style-name="pr11" draw:text-style-name="P4" draw:layer="layout" svg:width="26cm" svg:height="1.328cm" svg:x="1cm" svg:y="0.5cm" presentation:class="title" presentation:user-transformed="tru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presentation:style-name="pr10" draw:text-style-name="P16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0"><text:span text:style-name="T7">Парень встречается с </text:span><text:span text:style-name="T7">шикарной блондинкой и </text:span><text:span text:style-name="T7">абсолютно счастлив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5T18">
        <office:forms form:automatic-focus="false" form:apply-design-mode="false"/>
        <draw:frame presentation:style-name="pr14" draw:text-style-name="P17" draw:layer="layout" svg:width="26cm" svg:height="1.328cm" svg:x="1cm" svg:y="0.5cm" presentation:class="titl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draw:style-name="gr2" draw:text-style-name="P7" draw:layer="layout" svg:width="6.745cm" svg:height="4.769cm" svg:x="3.97cm" svg:y="2.999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12.686cm" svg:height="4.499cm" svg:x="14.322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4"><text:span text:style-name="T7">Мысли</text:span></text:p>
              </table:table-cell>
            </table:table-row>
            <table:table-row table:style-name="ro1">
              <table:table-cell table:style-name="ce2">
                <text:p text:style-name="P14"><text:span text:style-name="T7">Я безумно счастливый человек, я настоящий мачо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7" draw:layer="layout" svg:width="8.47cm" svg:height="4.769cm" svg:x="3.108cm" svg:y="8.222cm" presentation:class="graphic">
          <draw:image xlink:href="Pictures/100000000000037F000001F8DDEF5470.jpg" xlink:type="simple" xlink:show="embed" xlink:actuate="onLoad" draw:mime-type="image/jpeg">
            <text:p/>
          </draw:image>
        </draw:frame>
        <draw:frame presentation:style-name="pr15" draw:text-style-name="P18" draw:layer="layout" svg:width="12.687cm" svg:height="4.769cm" svg:x="14.322cm" svg:y="8.223cm" presentation:class="outline">
          <draw:text-box>
            <text:list text:style-name="L3">
              <text:list-header>
                <text:p text:style-name="P10"><text:span text:style-name="T9">Видит в телевизоре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6T3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draw:style-name="gr2" draw:text-style-name="P7" draw:layer="layout" svg:width="12.687cm" svg:height="8.969cm" svg:x="0.999cm" svg:y="3.515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12.686cm" svg:height="8.973cm" svg:x="14.322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4">
              <table:table-cell table:style-name="ce2">
                <text:p text:style-name="P14"><text:span text:style-name="T7">Мысли</text:span></text:p>
              </table:table-cell>
            </table:table-row>
            <table:table-row table:style-name="ro15">
              <table:table-cell table:style-name="ce4">
                <text:p text:style-name="P19"><text:span text:style-name="T7">Я молодой у меня одна, а он старый у него две. Надо хоть любовницу завести !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6T3">
        <office:forms form:automatic-focus="false" form:apply-design-mode="false"/>
        <draw:frame presentation:style-name="pr11" draw:layer="layout" svg:width="26cm" svg:height="1.328cm" svg:x="1cm" svg:y="0.5cm" presentation:class="title" presentation:placeholder="true">
          <draw:text-box/>
        </draw:frame>
        <draw:frame presentation:style-name="pr16" draw:layer="layout" svg:width="12.687cm" svg:height="10cm" svg:x="1cm" svg:y="3cm" presentation:class="outline" presentation:placeholder="true">
          <draw:text-box/>
        </draw:frame>
        <draw:frame presentation:style-name="pr16" draw:layer="layout" svg:width="12.687cm" svg:height="10cm" svg:x="14.322cm" svg:y="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06:16.059074922</meta:creation-date>
    <meta:editing-duration>PT3H49M20S</meta:editing-duration>
    <meta:editing-cycles>30</meta:editing-cycles>
    <meta:generator>LibreOffice/24.2.7.2$Linux_X86_64 LibreOffice_project/420$Build-2</meta:generator>
    <dc:title>Blue Curve</dc:title>
    <dc:date>2026-01-08T01:05:32.100982518</dc:date>
    <meta:document-statistic meta:object-count="116"/>
  </office:meta>
</office:document-meta>
</file>